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1" svg:font-family="Helvetica, Arial"/>
    <style:font-face style:name="Helvetica" svg:font-family="Helvetica, 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loext:graphic-properties draw:fill="solid" draw:fill-color="#fffffe" draw:opacity="100%"/>
      <style:paragraph-properties fo:margin-left="0cm" fo:margin-right="0cm" fo:margin-top="0cm" fo:margin-bottom="0.265cm" loext:contextual-spacing="false" style:line-height-at-least="0.423cm" fo:orphans="2" fo:widows="2" fo:text-indent="0cm" style:auto-text-indent="false" fo:background-color="#fffffe" fo:padding="0cm" fo:border="none"/>
      <style:text-properties fo:font-variant="normal" fo:text-transform="none" fo:color="#000000" style:font-name="Helvetica" fo:font-size="10.5pt" fo:letter-spacing="normal" fo:font-style="normal" fo:font-weight="normal"/>
    </style:style>
    <style:style style:name="P2" style:family="paragraph" style:parent-style-name="Text_20_body">
      <loext:graphic-properties draw:fill="solid" draw:fill-color="#fffffe" draw:opacity="100%"/>
      <style:paragraph-properties fo:margin-left="0cm" fo:margin-right="0cm" fo:margin-top="0.529cm" fo:margin-bottom="0.238cm" loext:contextual-spacing="false" fo:orphans="2" fo:widows="2" fo:text-indent="0cm" style:auto-text-indent="false" fo:background-color="#fffffe" fo:padding="0cm" fo:border="none"/>
      <style:text-properties fo:font-variant="normal" fo:text-transform="none" fo:color="#000000" style:font-name="Helvetica" fo:font-size="10.5pt" fo:letter-spacing="normal" fo:font-style="normal" fo:font-weight="normal"/>
    </style:style>
    <style:style style:name="P3" style:family="paragraph" style:parent-style-name="Heading_20_1">
      <loext:graphic-properties draw:fill="solid" draw:fill-color="#fffffe" draw:opacity="100%"/>
      <style:paragraph-properties fo:margin-left="0cm" fo:margin-right="0cm" fo:margin-top="0.529cm" fo:margin-bottom="0.238cm" loext:contextual-spacing="false" fo:orphans="2" fo:widows="2" fo:text-indent="0cm" style:auto-text-indent="false" fo:background-color="#fffffe" fo:padding="0cm" fo:border="none"/>
      <style:text-properties fo:font-variant="normal" fo:text-transform="none" fo:color="#000000" style:font-name="Helvetica" fo:font-size="13.5pt" fo:letter-spacing="normal" fo:font-style="normal" fo:font-weight="normal"/>
    </style:style>
    <style:style style:name="P4" style:family="paragraph" style:parent-style-name="Heading_20_1">
      <loext:graphic-properties draw:fill="solid" draw:fill-color="#fffffe" draw:opacity="100%"/>
      <style:paragraph-properties fo:margin-left="0cm" fo:margin-right="0cm" fo:margin-top="0.529cm" fo:margin-bottom="0.238cm" loext:contextual-spacing="false" fo:orphans="2" fo:widows="2" fo:text-indent="0cm" style:auto-text-indent="false" fo:background-color="#fffffe" fo:padding="0cm" fo:border="none"/>
      <style:text-properties fo:font-variant="normal" fo:text-transform="none" fo:color="#000000" style:font-name="Helvetica" fo:font-size="13.5pt" fo:letter-spacing="normal" fo:font-style="normal"/>
    </style:style>
    <style:style style:name="P5" style:family="paragraph" style:parent-style-name="Heading_20_3">
      <loext:graphic-properties draw:fill="solid" draw:fill-color="#fffffe" draw:opacity="100%"/>
      <style:paragraph-properties fo:margin-left="0cm" fo:margin-right="0cm" fo:margin-top="0.529cm" fo:margin-bottom="0.238cm" loext:contextual-spacing="false" fo:orphans="2" fo:widows="2" fo:text-indent="0cm" style:auto-text-indent="false" fo:background-color="#fffffe" fo:padding="0cm" fo:border="none"/>
      <style:text-properties fo:font-variant="normal" fo:text-transform="none" fo:color="#000000" style:font-name="Helvetica" fo:font-size="12pt" fo:letter-spacing="normal" fo:font-style="normal"/>
    </style:style>
    <style:style style:name="P6" style:family="paragraph">
      <style:paragraph-properties fo:margin-left="0cm" fo:margin-right="0cm" fo:margin-top="0cm" fo:margin-bottom="0.265cm" style:line-height-at-least="0.423cm" fo:text-indent="0cm"/>
      <style:text-properties fo:color="#000000" style:font-name="Helvetica1" fo:font-size="10.5pt" style:font-name-complex="Helvetica1"/>
    </style:style>
    <style:style style:name="T1" style:family="text">
      <style:text-properties fo:color="#ce181e"/>
    </style:style>
    <style:style style:name="T2" style:family="text">
      <style:text-properties officeooo:rsid="001c8ca2"/>
    </style:style>
    <style:style style:name="T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lv" fo:country="LV"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text:a xlink:type="simple" xlink:href="https://rockingsoccer.com/lv/futbols/help/home/category-16/article-74" text:style-name="Internet_20_link" text:visited-style-name="Visited_20_Internet_20_Link">https://rockingsoccer.com/lv/futbols/help/home/category-16/article-74</text:a></text:h>
      <text:h text:style-name="P4" text:outline-level="1">Infrastruktūras darbinieki: Darbinieku nolīgšana</text:h>
      <text:p text:style-name="P1">Katram jūsu biroja līmenim var iecelt vienu infrastruktūras darbinieku. Jums ir atļauti daži papildu darbiniekus, kas nav nodarbināti. Šie darbinieki nedod jums nekādas priekšrocības. Jūs varat izmantot tos kā rezerves variantus, tiem būs jāmaksā puse algas.</text:p>
      <text:p text:style-name="P1">Ir divi veidi, kā jūs varat iegūt jaunu darbinieku.</text:p>
      <text:h text:style-name="P5" text:outline-level="3"><text:span text:style-name="T2">S</text:span>pēlētāju nodarbināšana</text:h>
      <text:p text:style-name="P1">Pirmkārt, jūs varat piedāvāt darbu vienam no saviem spēlētājiem, kuri ir vismaz 30 gadus veci. Jūsu spēlētājs vairs nevarēs piedalīties spēlēs.</text:p>
      <text:p text:style-name="P1">Jaunajam spēlētājam būs vismaz viena zvaigzne katrā no 9 darbinieku prasmēm. Katrus 40,000 pieredzes punktus var iztērēt trenējamās prasmēs, jaunais darbinieks saņems vienu papildu prasmju zvaigzni vienā no prasmēm.</text:p>
      <text:p text:style-name="P1">Jo jaunāku spēlētāju ieceļ kā darbinieku, jo augstāks būs viņa darbinieka talants. 30 gadus vecs spēlētājs būs ar vismaz 6 un ne vairāk kā 10 darbinieku talantu. 38 gadu vecs saņems talantu no 4 līdz 8 un 50 gadus vecs saņems talantu 1 līdz 5. Spēlētāja talantam nav nekādas ietekmes uz personāla talantu.</text:p>
      <text:p text:style-name="P1">Ja spēlētājs ir savas valsts izlasē, viņš joprojām var spēlēt nacionālajā izlasē.</text:p>
      <text:h text:style-name="P5" text:outline-level="3">Noalgot ārējo darbinieku</text:h>
      <text:p text:style-name="P1">Ja jūs nevēlaties izmantot kādu no saviem spēlētājiem vai nav tādu piemērotu spēlētāju, varat arī nolīgt ārējo darbinieku. Jums būs jāmaksā noalgošanas prēmija.</text:p>
      <text:p text:style-name="P1">Jauni darbinieki vienmēr sākas ar prasmi 1 zvaigzne katrā prasmē, būs 30 līdz 32 gadus veci, un talants būs vismaz 4 un ne vairāk kā 8.</text:p>
      <text:p text:style-name="P1">Jūs varat algot tik daudz šādu darbinieku, cik jums patīk, un atlaist tos, kurus jūs nevēlaties paturēt, bet tas maksās naudu.</text:p>
      <text:h text:style-name="P5" text:outline-level="3">Darbinieku iecelšana infrastruktūrā</text:h>
      <text:p text:style-name="P1">Lai saņemtu no sava darbinieka ieguldījumu, jums būs nepieciešams nodarbināt attiecīgajā infrastruktūrā. Jūs nevarat nodarbināt vairāk darbinieku par kopējo biroja līmeni. Kad jūs norīkojat darbinieku, viņš sāks strādāt pēc 15 minūtēm. Pēc šī laika jūs nevarat atsaukt savu lēmumu, līdz darbinieks ir bijis vismaz vienu sezonu šajā pozīcijā.</text:p>
      <text:p text:style-name="P1">Ja jūs maināt savas domas pēc darbinieka darba uzsākšanas un nevēlas gaidīt visu sezonu, jums ir atļauts atlaist darbinieku, bet šajā gadījumā viņš tiks pilnībā atlaists no jūsu kluba.</text:p>
      <text:p text:style-name="P1">Atlaižot darbinieku no biroja jums nebūs iespēja saglabāt divus darbiniekus citā infrastruktūrā (kas ir atļauts tikai tad, ja jums ir birojā noalgoti darbinieki). Ja jūs nevarat noņemt dubultos darbiniekus, tad jūs nevarat atbrīvot vienu no <office:annotation office:name="__Annotation__2_2810340743"><dc:creator>Nezināms autors</dc:creator><dc:date>2018-11-11T13:53:01.160000000</dc:date><text:p text:style-name="P6"><text:span text:style-name="T3">darbiniekiem. Vienīgais </text:span></text:p></office:annotation><text:span text:style-name="T1">darbiniekiem.Vienīgais</text:span> <office:annotation-end office:name="__Annotation__2_2810340743"/>izņēmums ir, ja biroja darbinieks aiziet pensijā. Šajā gadījumā vājākais darbinieks no infrastruktūras ar diviem darbiniekiem tiek atlaists automātiski, pat ja tas lietotājam nav atļauts</text:p>
      <text:p text:style-name="P2"/>
      <text:p text:style-name="P2"/>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1" svg:font-family="Helvetica, Arial"/>
    <style:font-face style:name="Helvetica" svg:font-family="Helvetica, 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lv" fo:country="LV"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lv" fo:country="LV"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1T13:48:01.274000000</meta:creation-date>
    <dc:date>2018-11-11T13:55:44.639000000</dc:date>
    <meta:editing-duration>PT7M43S</meta:editing-duration>
    <meta:editing-cycles>2</meta:editing-cycles>
    <meta:generator>LibreOffice/6.0.2.1$Windows_X86_64 LibreOffice_project/f7f06a8f319e4b62f9bc5095aa112a65d2f3ac89</meta:generator>
    <meta:document-statistic meta:table-count="0" meta:image-count="0" meta:object-count="0" meta:page-count="2" meta:paragraph-count="17" meta:word-count="381" meta:character-count="2648" meta:non-whitespace-character-count="2284"/>
  </office:meta>
</office:document-meta>
</file>